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f2a5b" officeooo:paragraph-rsid="001f2a5b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1f2a5b" officeooo:paragraph-rsid="001f2a5b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style:font-name="Cascadia Mono" fo:font-size="9.5pt" style:font-size-asian="9.5pt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</style:style>
    <style:style style:name="P5" style:family="paragraph" style:parent-style-name="Text_20_body" style:list-style-name="L1">
      <style:paragraph-properties fo:text-indent="0cm" style:auto-text-indent="false"/>
    </style:style>
    <style:style style:name="P6" style:family="paragraph" style:parent-style-name="Text_20_body">
      <style:text-properties fo:font-size="14pt" fo:font-weight="bold" officeooo:rsid="001f2a5b" officeooo:paragraph-rsid="001f2a5b" style:font-size-asian="14pt" style:font-weight-asian="bold" style:font-size-complex="14pt" style:font-weight-complex="bold"/>
    </style:style>
    <style:style style:name="T1" style:family="text">
      <style:text-properties fo:color="#0000ff" loext:opacity="100%" style:font-name="Cascadia Mono" fo:font-size="9.5pt" style:font-size-asian="9.5pt"/>
    </style:style>
    <style:style style:name="T2" style:family="text">
      <style:text-properties fo:color="#000000" loext:opacity="100%" style:font-name="Cascadia Mono" fo:font-size="9.5pt" style:font-size-asian="9.5pt"/>
    </style:style>
    <style:style style:name="T3" style:family="text">
      <style:text-properties fo:color="#000000" loext:opacity="100%" style:font-name="Cascadia Mono"/>
    </style:style>
    <style:style style:name="T4" style:family="text">
      <style:text-properties fo:color="#2b91af" loext:opacity="100%" style:font-name="Cascadia Mono" fo:font-size="9.5pt" style:font-size-asian="9.5pt"/>
    </style:style>
    <style:style style:name="T5" style:family="text">
      <style:text-properties fo:color="#008000" loext:opacity="100%" style:font-name="Cascadia Mono" fo:font-size="9.5pt" style:font-size-asian="9.5pt"/>
    </style:style>
    <style:style style:name="T6" style:family="text">
      <style:text-properties fo:color="#a31515" loext:opacity="100%" style:font-name="Cascadia Mono" fo:font-size="9.5pt" style:font-size-asian="9.5pt"/>
    </style:style>
    <style:style style:name="T7" style:family="text">
      <style:text-properties fo:language="en" fo:country="US" officeooo:rsid="001f2a5b"/>
    </style:style>
    <style:style style:name="T8" style:family="text">
      <style:text-properties fo:font-size="14pt" fo:language="en" fo:country="US" officeooo:rsid="001f2a5b" style:font-size-asian="12.25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 Задание.</text:p>
      <text:p text:style-name="P2">Создать консольное приложение, в котором объявить метод расчета медианного значения в целочисленном массиве, который передается в виде параметра в метод. Размерность массива задается пользователем с клавиатуры, массив заполняется случайными числами от 0 до значения размерности массива. </text:p>
      <text:p text:style-name="P2"/>
      <text:p text:style-name="P1">Полный код:</text:p>
      <text:p text:style-name="Standard" loext:marker-style-name="T2"><text:span text:style-name="T1">using</text:span><text:span text:style-name="T2"> System;</text:span></text:p>
      <text:p text:style-name="P3" loext:marker-style-name="T2"/>
      <text:p text:style-name="Standard" loext:marker-style-name="T2"><text:span text:style-name="T1">class</text:span><text:span text:style-name="T2"> </text:span><text:span text:style-name="T4">Program</text:span></text:p>
      <text:p text:style-name="Standard" loext:marker-style-name="T2"><text:span text:style-name="T2">{</text:span><text:span text:style-name="T2"/></text:p>
      <text:p text:style-name="Standard" loext:marker-style-name="T2"><text:span text:style-name="T2"><text:s text:c="4"/></text:span><text:span text:style-name="T5">// Метод для расчета медианного значения</text:span></text:p>
      <text:p text:style-name="Standard" loext:marker-style-name="T2"><text:span text:style-name="T2"><text:s text:c="4"/></text:span><text:span text:style-name="T1">static</text:span><text:span text:style-name="T2"> </text:span><text:span text:style-name="T1">double</text:span><text:span text:style-name="T2"> CalculateMedian(</text:span><text:span text:style-name="T1">int</text:span><text:span text:style-name="T2">[] array)</text:span></text:p>
      <text:p text:style-name="Standard" loext:marker-style-name="T2"><text:span text:style-name="T2"><text:s text:c="4"/>{</text:span><text:span text:style-name="T2"/></text:p>
      <text:p text:style-name="Standard" loext:marker-style-name="T2"><text:span text:style-name="T2"><text:s text:c="8"/></text:span><text:span text:style-name="T5">// Сначала сортируем массив</text:span></text:p>
      <text:p text:style-name="Standard" loext:marker-style-name="T2"><text:span text:style-name="T2"><text:s text:c="8"/>Array.Sort(array);</text:span><text:span text:style-name="T2"/></text:p>
      <text:p text:style-name="P3" loext:marker-style-name="T2"/>
      <text:p text:style-name="Standard" loext:marker-style-name="T2"><text:span text:style-name="T2"><text:s text:c="8"/></text:span><text:span text:style-name="T1">int</text:span><text:span text:style-name="T2"> length = array.Length;</text:span></text:p>
      <text:p text:style-name="P3" loext:marker-style-name="T2"/>
      <text:p text:style-name="Standard" loext:marker-style-name="T2"><text:span text:style-name="T2"><text:s text:c="8"/></text:span><text:span text:style-name="T5">// Если длина массива нечетная, возвращаем значение из середины</text:span></text:p>
      <text:p text:style-name="Standard" loext:marker-style-name="T2"><text:span text:style-name="T2"><text:s text:c="8"/></text:span><text:span text:style-name="T1">if</text:span><text:span text:style-name="T2"> (length % 2 != 0)</text:span></text:p>
      <text:p text:style-name="Standard" loext:marker-style-name="T2"><text:span text:style-name="T2"><text:s text:c="8"/>{</text:span><text:span text:style-name="T2"/></text:p>
      <text:p text:style-name="Standard" loext:marker-style-name="T2"><text:span text:style-name="T2"><text:s text:c="12"/></text:span><text:span text:style-name="T1">return</text:span><text:span text:style-name="T2"> array[length / 2];</text:span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8"/></text:span><text:span text:style-name="T1">else</text:span></text:p>
      <text:p text:style-name="Standard" loext:marker-style-name="T2"><text:span text:style-name="T2"><text:s text:c="8"/>{</text:span><text:span text:style-name="T2"/></text:p>
      <text:p text:style-name="Standard" loext:marker-style-name="T2"><text:span text:style-name="T2"><text:s text:c="12"/></text:span><text:span text:style-name="T5">// Если длина массива четная, берем среднее из двух соседних значений</text:span></text:p>
      <text:p text:style-name="Standard" loext:marker-style-name="T2"><text:span text:style-name="T2"><text:s text:c="12"/></text:span><text:span text:style-name="T1">int</text:span><text:span text:style-name="T2"> middleIndex = length / 2;</text:span></text:p>
      <text:p text:style-name="Standard" loext:marker-style-name="T2"><text:span text:style-name="T2"><text:s text:c="12"/></text:span><text:span text:style-name="T1">return</text:span><text:span text:style-name="T2"> (array[middleIndex - 1] + array[middleIndex]) / 2.0;</text:span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4"/>}</text:span><text:span text:style-name="T2"/></text:p>
      <text:p text:style-name="P3" loext:marker-style-name="T2"/>
      <text:p text:style-name="Standard" loext:marker-style-name="T2"><text:span text:style-name="T2"><text:s text:c="4"/></text:span><text:span text:style-name="T1">static</text:span><text:span text:style-name="T2"> </text:span><text:span text:style-name="T1">void</text:span><text:span text:style-name="T2"> Main(</text:span><text:span text:style-name="T1">string</text:span><text:span text:style-name="T2">[] args)</text:span></text:p>
      <text:p text:style-name="Standard" loext:marker-style-name="T2"><text:span text:style-name="T2"><text:s text:c="4"/>{</text:span><text:span text:style-name="T2"/></text:p>
      <text:p text:style-name="Standard" loext:marker-style-name="T2"><text:span text:style-name="T2"><text:s text:c="8"/>Console.WriteLine(</text:span><text:span text:style-name="T6">"Введите размерность массива:"</text:span><text:span text:style-name="T2">);</text:span></text:p>
      <text:p text:style-name="Standard" loext:marker-style-name="T2"><text:span text:style-name="T2"><text:s text:c="8"/></text:span><text:span text:style-name="T1">int</text:span><text:span text:style-name="T2"> size = </text:span><text:span text:style-name="T1">int</text:span><text:span text:style-name="T2">.Parse(Console.ReadLine());</text:span></text:p>
      <text:p text:style-name="P3" loext:marker-style-name="T2"/>
      <text:p text:style-name="Standard" loext:marker-style-name="T2"><text:span text:style-name="T2"><text:s text:c="8"/></text:span><text:span text:style-name="T5">// Создаем массив и заполняем его случайными числами</text:span></text:p>
      <text:p text:style-name="Standard" loext:marker-style-name="T2"><text:span text:style-name="T2"><text:s text:c="8"/></text:span><text:span text:style-name="T1">int</text:span><text:span text:style-name="T2">[] array = </text:span><text:span text:style-name="T1">new</text:span><text:span text:style-name="T2"> </text:span><text:span text:style-name="T1">int</text:span><text:span text:style-name="T2">[size];</text:span></text:p>
      <text:p text:style-name="Standard" loext:marker-style-name="T2"><text:span text:style-name="T2"><text:s text:c="8"/>Random random = </text:span><text:span text:style-name="T1">new</text:span><text:span text:style-name="T2"> Random();</text:span></text:p>
      <text:p text:style-name="Standard" loext:marker-style-name="T2"><text:span text:style-name="T2"><text:s text:c="8"/></text:span><text:span text:style-name="T1">for</text:span><text:span text:style-name="T2"> (</text:span><text:span text:style-name="T1">int</text:span><text:span text:style-name="T2"> i = 0; i &lt; size; i++)</text:span></text:p>
      <text:p text:style-name="Standard" loext:marker-style-name="T2"><text:span text:style-name="T2"><text:s text:c="8"/>{</text:span><text:span text:style-name="T2"/></text:p>
      <text:p text:style-name="Standard" loext:marker-style-name="T2"><text:span text:style-name="T2"><text:s text:c="12"/>array[i] = random.Next(0, size); </text:span><text:span text:style-name="T5">// Генерируем случайное число от 0 до size-1</text:span></text:p>
      <text:p text:style-name="Standard" loext:marker-style-name="T2"><text:span text:style-name="T2"><text:s text:c="8"/>}</text:span><text:span text:style-name="T2"/></text:p>
      <text:p text:style-name="P3" loext:marker-style-name="T2"/>
      <text:p text:style-name="Standard" loext:marker-style-name="T2"><text:span text:style-name="T2"><text:s text:c="8"/></text:span><text:span text:style-name="T5">// Выводим массив на консоль</text:span></text:p>
      <text:p text:style-name="Standard" loext:marker-style-name="T2"><text:span text:style-name="T2"><text:s text:c="8"/>Console.WriteLine(</text:span><text:span text:style-name="T6">"Сгенерированный массив:"</text:span><text:span text:style-name="T2">);</text:span></text:p>
      <text:p text:style-name="Standard" loext:marker-style-name="T2"><text:span text:style-name="T2"><text:s text:c="8"/></text:span><text:span text:style-name="T1">foreach</text:span><text:span text:style-name="T2"> (var item </text:span><text:span text:style-name="T1">in</text:span><text:span text:style-name="T2"> array)</text:span></text:p>
      <text:p text:style-name="Standard" loext:marker-style-name="T2"><text:span text:style-name="T2"><text:s text:c="8"/>{</text:span><text:span text:style-name="T2"/></text:p>
      <text:p text:style-name="Standard" loext:marker-style-name="T2"><text:span text:style-name="T2"><text:s text:c="12"/>Console.Write(item + </text:span><text:span text:style-name="T6">" "</text:span><text:span text:style-name="T2">);</text:span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8"/>Console.WriteLine();</text:span><text:span text:style-name="T2"/></text:p>
      <text:p text:style-name="P3" loext:marker-style-name="T2"/>
      <text:p text:style-name="Standard" loext:marker-style-name="T2"><text:span text:style-name="T2"><text:s text:c="8"/></text:span><text:span text:style-name="T5">// Вызываем метод CalculateMedian и выводим результат</text:span></text:p>
      <text:p text:style-name="Standard" loext:marker-style-name="T2"><text:span text:style-name="T2"><text:s text:c="8"/></text:span><text:span text:style-name="T1">double</text:span><text:span text:style-name="T2"> median = CalculateMedian(array);</text:span></text:p>
      <text:p text:style-name="Standard" loext:marker-style-name="T2"><text:span text:style-name="T2"><text:s text:c="8"/>Console.WriteLine(</text:span><text:span text:style-name="T6">$"Медианное значение массива: </text:span><text:span text:style-name="T2">{median}</text:span><text:span text:style-name="T6">"</text:span><text:span text:style-name="T2">);</text:span></text:p>
      <text:p text:style-name="P3" loext:marker-style-name="T2"/>
      <text:p text:style-name="Standard" loext:marker-style-name="T2"><text:span text:style-name="T2"><text:s text:c="8"/>Console.ReadLine(); </text:span><text:span text:style-name="T5">// Чтобы консольное окно не закрывалось сразу после выполнения программы</text:span></text:p>
      <text:p text:style-name="Standard" loext:marker-style-name="T2"><text:span text:style-name="T2"><text:s text:c="4"/>}</text:span><text:span text:style-name="T2"/></text:p>
      <text:p text:style-name="P2"><text:span text:style-name="T2">}</text:span></text:p>
      <text:p text:style-name="P6"><text:soft-page-break/><text:span text:style-name="T3">Объяснение кода:</text:span></text:p>
      <text:list text:style-name="L1">
        <text:list-item>
          <text:p text:style-name="P4">Мы создаем метод <text:span text:style-name="Source_20_Text">CalculateMedian</text:span>, который принимает целочисленный массив в качестве параметра и возвращает медианное значение массива.</text:p>
        </text:list-item>
        <text:list-item>
          <text:p text:style-name="P5">В методе <text:span text:style-name="Source_20_Text">Main </text:span>сначала запрашивается размерность массива с клавиатуры.</text:p>
        </text:list-item>
        <text:list-item>
          <text:p text:style-name="P5">Затем создается массив и заполняется случайными целыми числами от 0 до <text:span text:style-name="T8">s</text:span><text:span text:style-name="Source_20_Text">ize-1 </text:span>с помощью класса <text:span text:style-name="Source_20_Text">Random</text:span>.</text:p>
        </text:list-item>
        <text:list-item>
          <text:p text:style-name="P5">После этого массив выводится на консоль.</text:p>
        </text:list-item>
        <text:list-item>
          <text:p text:style-name="P5">Затем вызывается метод <text:span text:style-name="Source_20_Text">CalculateMedian</text:span>, передавая ему созданный массив, и выводится медианное значение на консоль.</text:p>
        </text:list-item>
        <text:list-item>
          <text:p text:style-name="P5">В конце <text:span text:style-name="Source_20_Text">Main </text:span>добавлен вызов <text:span text:style-name="Source_20_Text">Console.ReadLine()</text:span>, чтобы консольное окно не закрывалось сразу после выполнения программы.</text:p>
        </text:list-item>
      </text:list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20:49:23.638000000</meta:creation-date>
    <dc:date>2024-06-10T20:52:42.040000000</dc:date>
    <meta:editing-duration>PT3M18S</meta:editing-duration>
    <meta:editing-cycles>1</meta:editing-cycles>
    <meta:document-statistic meta:table-count="0" meta:image-count="0" meta:object-count="0" meta:page-count="2" meta:paragraph-count="55" meta:word-count="299" meta:character-count="2426" meta:non-whitespace-character-count="1863"/>
    <meta:generator>LibreOffice/7.6.3.2$Windows_X86_64 LibreOffice_project/29d686fea9f6705b262d369fede658f824154cc0</meta:generator>
  </office:meta>
</office:document-meta>
</file>